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Monaco" svg:font-family="微软雅黑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7cm" fo:min-width="8.204cm"/>
    </style:style>
    <style:style style:name="gr2" style:family="graphic" style:parent-style-name="standard">
      <style:graphic-properties draw:textarea-horizontal-align="justify" draw:textarea-vertical-align="middle" draw:auto-grow-height="false" fo:min-height="1.229cm" fo:min-width="3.9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objectwithoutfill">
      <style:graphic-properties draw:stroke="solid" svg:stroke-width="0.053cm" svg:stroke-color="#3465a4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3465a4" draw:marker-start="Arrow_20_concave" draw:marker-start-width="0.3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Line_20_Style_20_9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10" style:family="graphic" style:parent-style-name="objectwithoutfill">
      <style:graphic-properties svg:stroke-width="0.053cm" svg:stroke-color="#3465a4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Line_20_Style_20_9" svg:stroke-width="0.053cm" svg:stroke-color="#3465a4" draw:marker-start="Arrow_20_concav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6cm" fo:min-width="0cm"/>
    </style:style>
    <style:style style:name="gr13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  <style:text-properties fo:color="#ffffff" style:font-name="微软雅黑Monaco" style:font-name-asian="微软雅黑Monaco"/>
    </style:style>
    <style:style style:name="P2" style:family="paragraph">
      <style:paragraph-properties fo:text-align="start"/>
      <style:text-properties fo:color="#ffffff" style:font-name="微软雅黑Monaco" style:font-name-asian="微软雅黑Monaco"/>
    </style:style>
    <style:style style:name="P3" style:family="paragraph">
      <style:paragraph-properties fo:text-align="center"/>
      <style:text-properties fo:color="#ffffff" style:font-name="微软雅黑Monaco" fo:font-size="12pt" style:font-name-asian="微软雅黑Monaco" style:font-size-asian="12pt" style:font-size-complex="12pt"/>
    </style:style>
    <style:style style:name="P4" style:family="paragraph">
      <style:paragraph-properties fo:text-align="center"/>
      <style:text-properties style:font-name="微软雅黑Monaco" fo:font-size="12pt" fo:font-weight="bold" style:font-weight-asian="bold" style:font-weight-complex="bold"/>
    </style:style>
    <style:style style:name="P5" style:family="paragraph">
      <style:paragraph-properties fo:text-align="center"/>
      <style:text-properties fo:color="#ffffff" style:font-name="微软雅黑Monaco" fo:font-size="12pt" fo:font-weight="bold" style:font-name-asian="微软雅黑Monaco" style:font-size-asian="12pt" style:font-weight-asian="bold" style:font-size-complex="12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微软雅黑Monaco" fo:font-size="12pt" fo:font-weight="bold" style:font-name-asian="微软雅黑Monaco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  <style:text-properties style:font-name="微软雅黑Monaco" fo:font-size="12pt" style:font-name-asian="微软雅黑Monaco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 style:font-name="微软雅黑Monaco" fo:font-size="12pt" fo:font-weight="bold" style:font-name-asian="微软雅黑Monaco" style:font-size-asian="12pt" style:font-weight-asian="bold" style:font-size-complex="12pt" style:font-weight-complex="bold"/>
    </style:style>
    <style:style style:name="T2" style:family="text">
      <style:text-properties fo:color="#ffffff" style:font-name="微软雅黑Monaco" fo:font-size="12pt" style:font-name-asian="微软雅黑Monaco" style:font-size-asian="12pt" style:font-size-complex="12pt"/>
    </style:style>
    <style:style style:name="T3" style:family="text">
      <style:text-properties style:font-name="微软雅黑Monaco" fo:font-size="12pt" fo:font-weight="bold" style:font-name-asian="微软雅黑Monaco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3" xml:id="id4" draw:id="id4" draw:layer="layout" svg:width="9.4cm" svg:height="3.8cm" svg:x="14.3cm" svg:y="4.3cm">
          <text:p text:style-name="P1"><text:span text:style-name="T1">视图（</text:span><text:span text:style-name="T1">View</text:span><text:span text:style-name="T1">）</text:span></text:p>
          <text:p text:style-name="P2"><text:span text:style-name="T2">1</text:span><text:span text:style-name="T2">、接收从</text:span><text:span text:style-name="T2">View</text:span><text:span text:style-name="T2">视图传递过来的用户请求</text:span></text:p>
          <text:p text:style-name="P2"><text:span text:style-name="T2">2</text:span><text:span text:style-name="T2">、经处理后传递给</text:span><text:span text:style-name="T2">Model</text:span><text:span text:style-name="T2">模型进行处理</text:span></text:p>
          <text:p text:style-name="P2"><text:span text:style-name="T2">3</text:span><text:span text:style-name="T2">、选择相应的视图</text:span><text:span text:style-name="T2">View</text:span><text:span text:style-name="T2">来进行展示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2" draw:id="id2" draw:layer="layout" svg:width="9.4cm" svg:height="3.8cm" svg:x="7.6cm" svg:y="11.2cm">
          <text:p text:style-name="P1"><text:span text:style-name="T1">模型（</text:span><text:span text:style-name="T1">Model</text:span><text:span text:style-name="T1">）</text:span></text:p>
          <text:p text:style-name="P1"><text:span text:style-name="T2">1</text:span><text:span text:style-name="T2">、建立的业务模型</text:span></text:p>
          <text:p text:style-name="P1"><text:span text:style-name="T2">2</text:span><text:span text:style-name="T2">、响应各种查询业务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1" draw:id="id1" draw:layer="layout" svg:width="9.4cm" svg:height="3.8cm" svg:x="0.9cm" svg:y="4.3cm">
          <text:p text:style-name="P1"><text:span text:style-name="T1">控制器</text:span><text:span text:style-name="T1">（</text:span><text:span text:style-name="T1">Controlle</text:span><text:span text:style-name="T1">r</text:span><text:span text:style-name="T1">）</text:span></text:p>
          <text:p text:style-name="P2"><text:span text:style-name="T2">1</text:span><text:span text:style-name="T2">、接收从</text:span><text:span text:style-name="T2">View</text:span><text:span text:style-name="T2">视图传递</text:span><text:span text:style-name="T2">过来的用户请求</text:span></text:p>
          <text:p text:style-name="P2"><text:span text:style-name="T2">2</text:span><text:span text:style-name="T2">、经处理后传</text:span><text:span text:style-name="T2">递给</text:span><text:span text:style-name="T2">Model</text:span><text:span text:style-name="T2">模</text:span><text:span text:style-name="T2">型进行处理</text:span></text:p>
          <text:p text:style-name="P2"><text:span text:style-name="T2">3</text:span><text:span text:style-name="T2">、选择相应的</text:span><text:span text:style-name="T2">视图</text:span><text:span text:style-name="T2">View</text:span><text:span text:style-name="T2">来进</text:span><text:span text:style-name="T2">行展示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5" xml:id="id3" draw:id="id3" draw:layer="layout" svg:width="4.4cm" svg:height="2.8cm" svg:x="10.1cm" svg:y="17.6cm">
          <text:p text:style-name="P4"><text:span text:style-name="T1">数据库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7" draw:layer="layout" svg:width="3.219cm" svg:height="1cm" svg:x="12.481cm" svg:y="15.8cm">
          <draw:text-box>
            <text:p text:style-name="P6"><text:span text:style-name="T3">数据的存、取</text:span></text:p>
          </draw:text-box>
        </draw:frame>
        <draw:connector draw:style-name="gr4" draw:text-style-name="P8" draw:layer="layout" svg:x1="5.6cm" svg:y1="8.1cm" svg:x2="7.6cm" svg:y2="13.1cm" draw:start-shape="id1" draw:start-glue-point="6" draw:end-shape="id2" draw:end-glue-point="5" svg:d="M5600 8100v5000h2000" svg:viewBox="0 0 2001 5001">
          <text:p/>
        </draw:connector>
        <draw:connector draw:style-name="gr5" draw:text-style-name="P9" draw:layer="layout" draw:type="line" svg:x1="12.3cm" svg:y1="15cm" svg:x2="12.3cm" svg:y2="17.6cm" draw:start-shape="id2" draw:start-glue-point="6" draw:end-shape="id3" draw:end-glue-point="5" svg:d="M12300 15000v2600" svg:viewBox="0 0 1 2601">
          <text:p/>
        </draw:connector>
        <draw:frame draw:style-name="gr6" draw:text-style-name="P7" draw:layer="layout" svg:width="3.519cm" svg:height="1.916cm" svg:x="2.3cm" svg:y="10cm">
          <draw:text-box>
            <text:p text:style-name="P6"><text:span text:style-name="T3">调用模型方法，执行业务逻辑</text:span></text:p>
          </draw:text-box>
        </draw:frame>
        <draw:connector draw:style-name="gr7" draw:text-style-name="P9" draw:layer="layout" draw:type="line" svg:x1="10.3cm" svg:y1="6.2cm" svg:x2="14.3cm" svg:y2="6.2cm" draw:start-shape="id1" draw:start-glue-point="7" draw:end-shape="id4" svg:d="M10300 6200h4000" svg:viewBox="0 0 4001 1">
          <text:p/>
        </draw:connector>
        <draw:frame draw:style-name="gr6" draw:text-style-name="P7" draw:layer="layout" svg:width="3.519cm" svg:height="1.916cm" svg:x="10.5cm" svg:y="6.484cm">
          <draw:text-box>
            <text:p text:style-name="P6"><text:span text:style-name="T3">根据模型需要，</text:span><text:span text:style-name="T3">选择不同视图</text:span></text:p>
          </draw:text-box>
        </draw:frame>
        <draw:connector draw:style-name="gr8" draw:text-style-name="P9" draw:layer="layout" draw:line-skew="-0.999cm" svg:x1="19cm" svg:y1="4.3cm" svg:x2="5.6cm" svg:y2="4.3cm" draw:start-shape="id4" draw:start-glue-point="4" draw:end-shape="id1" draw:end-glue-point="4" svg:d="M19000 4300v-1500h-13400v1500" svg:viewBox="0 0 13401 1501">
          <text:p/>
        </draw:connector>
        <draw:frame draw:style-name="gr9" draw:text-style-name="P7" draw:layer="layout" svg:width="3.519cm" svg:height="1.006cm" svg:x="10.3cm" svg:y="1.8cm">
          <draw:text-box>
            <text:p text:style-name="P6"><text:span text:style-name="T3">接收用户请求</text:span></text:p>
          </draw:text-box>
        </draw:frame>
        <draw:connector draw:style-name="gr10" draw:text-style-name="P9" draw:layer="layout" draw:line-skew="0.549cm" svg:x1="19cm" svg:y1="8.1cm" svg:x2="12.3cm" svg:y2="11.2cm" draw:start-shape="id4" draw:start-glue-point="6" draw:end-shape="id2" svg:d="M19000 8100v2100h-6700v1000" svg:viewBox="0 0 6701 3101">
          <text:p/>
        </draw:connector>
        <draw:connector draw:style-name="gr11" draw:text-style-name="P9" draw:layer="layout" draw:line-skew="0.898cm" svg:x1="23.7cm" svg:y1="6.2cm" svg:x2="17cm" svg:y2="13.1cm" draw:start-shape="id4" draw:start-glue-point="7" draw:end-shape="id2" draw:end-glue-point="7" svg:d="M23700 6200h1400v6900h-8100" svg:viewBox="0 0 8101 6901">
          <text:p/>
        </draw:connector>
        <draw:frame draw:style-name="gr6" draw:text-style-name="P7" draw:layer="layout" svg:width="3.519cm" svg:height="1.916cm" svg:x="14.4cm" svg:y="8.684cm">
          <draw:text-box>
            <text:p text:style-name="P6"><text:span text:style-name="T3">调用模型状态，进行数据查询</text:span></text:p>
          </draw:text-box>
        </draw:frame>
        <draw:frame draw:style-name="gr12" draw:text-style-name="P7" draw:layer="layout" svg:width="1.119cm" svg:height="5.246cm" svg:x="24cm" svg:y="7.4cm">
          <draw:text-box>
            <text:p text:style-name="P6"><text:span text:style-name="T3">获取数据库更改通知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Monaco" svg:font-family="微软雅黑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3.36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5:19:54.676941879</meta:creation-date>
    <dc:date>2017-08-30T16:35:30.652350937</dc:date>
    <meta:editing-duration>PT1H4M42S</meta:editing-duration>
    <meta:editing-cycles>26</meta:editing-cycles>
    <meta:generator>LibreOffice/5.4.0.3$Linux_X86_64 LibreOffice_project/40m0$Build-3</meta:generator>
    <meta:document-statistic meta:object-count="39"/>
  </office:meta>
</office:document-meta>
</file>